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55C67FB.png" manifest:media-type="image/png"/>
  <manifest:file-entry manifest:full-path="Pictures/100000000000078000000438F7857C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994cm, 16.841cm, 1.582cm, 9.09cm)" draw:image-opacity="100%" style:mirror="none"/>
    </style:style>
    <style:style style:name="gr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841cm, 38.816cm, 21.123cm, 8.639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785cm, 33.685cm, 16.845cm, 8.555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2.26cm, 34.488cm, 13.905cm, 8.555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7.341cm, 35.29cm, 9.359cm, 8.822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2.154cm, 32.884cm, 4.011cm, 9.08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5cm" svg:height="13.8cm" svg:x="1.8cm" svg:y="5.5cm">
          <draw:image xlink:href="Pictures/100000000000078000000438F7857C71.png" xlink:type="simple" xlink:show="embed" xlink:actuate="onLoad">
            <text:p/>
          </draw:image>
        </draw:frame>
        <draw:line draw:style-name="gr2" draw:text-style-name="P1" draw:layer="layout" svg:x1="9.3cm" svg:y1="10.6cm" svg:x2="9.2cm" svg:y2="22.3cm">
          <text:p/>
        </draw:line>
        <draw:line draw:style-name="gr2" draw:text-style-name="P1" draw:layer="layout" svg:x1="10.837cm" svg:y1="12.3cm" svg:x2="14.8cm" svg:y2="20.1cm">
          <text:p/>
        </draw:line>
        <draw:line draw:style-name="gr2" draw:text-style-name="P1" draw:layer="layout" svg:x1="7.581cm" svg:y1="9.3cm" svg:x2="3.2cm" svg:y2="20.149cm">
          <text:p/>
        </draw:line>
        <draw:frame draw:style-name="gr3" draw:text-style-name="P1" draw:layer="layout" svg:width="1.8cm" svg:height="1.323cm" svg:x="1.9cm" svg:y="20.277cm">
          <draw:image xlink:href="Pictures/100000000000078000000438755C67FB.png" xlink:type="simple" xlink:show="embed" xlink:actuate="onLoad">
            <text:p/>
          </draw:image>
        </draw:frame>
        <draw:frame draw:style-name="gr4" draw:text-style-name="P1" draw:layer="layout" svg:width="5.9cm" svg:height="2.5cm" svg:x="13cm" svg:y="20.1cm">
          <draw:image xlink:href="Pictures/100000000000078000000438755C67FB.png" xlink:type="simple" xlink:show="embed" xlink:actuate="onLoad">
            <text:p/>
          </draw:image>
        </draw:frame>
        <draw:frame draw:style-name="gr5" draw:text-style-name="P1" draw:layer="layout" svg:width="6.1cm" svg:height="2.1cm" svg:x="5.9cm" svg:y="22.5cm">
          <draw:image xlink:href="Pictures/100000000000078000000438755C67FB.png" xlink:type="simple" xlink:show="embed" xlink:actuate="onLoad">
            <text:p/>
          </draw:image>
        </draw:frame>
        <draw:frame draw:style-name="gr6" draw:text-style-name="P1" draw:layer="layout" svg:width="5.7cm" svg:height="1.6cm" svg:x="1.6cm" svg:y="4cm">
          <draw:image xlink:href="Pictures/100000000000078000000438755C67FB.png" xlink:type="simple" xlink:show="embed" xlink:actuate="onLoad">
            <text:p/>
          </draw:image>
        </draw:frame>
        <draw:frame draw:style-name="gr7" draw:text-style-name="P1" draw:layer="layout" svg:width="6.2cm" svg:height="2.3cm" svg:x="1.1cm" svg:y="24.1cm">
          <draw:image xlink:href="Pictures/100000000000078000000438755C67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9T15:46:55.451346487</dc:date>
    <meta:generator>LibreOffice/4.2.8.2$Linux_X86_64 LibreOffice_project/420m0$Build-2</meta:generator>
    <meta:editing-duration>PT6M29S</meta:editing-duration>
    <meta:editing-cycles>5</meta:editing-cycles>
    <meta:document-statistic meta:object-count="9"/>
  </office:meta>
</office:document-meta>
</file>